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8667in" fo:margin-left="-0.075in" fo:margin-top="0in" fo:margin-bottom="0in" table:align="left" style:writing-mode="lr-tb"/>
    </style:style>
    <style:style style:name="Table1.A" style:family="table-column">
      <style:table-column-properties style:column-width="0.8326in"/>
    </style:style>
    <style:style style:name="Table1.B" style:family="table-column">
      <style:table-column-properties style:column-width="0.8125in"/>
    </style:style>
    <style:style style:name="Table1.D" style:family="table-column">
      <style:table-column-properties style:column-width="0.7042in"/>
    </style:style>
    <style:style style:name="Table1.E" style:family="table-column">
      <style:table-column-properties style:column-width="0.7049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3" style:family="table-cell">
      <style:table-cell-properties style:vertical-align="" fo:padding-left="0.075in" fo:padding-right="0.075in" fo:padding-top="0in" fo:padding-bottom="0in" fo:border-left="none" fo:border-right="none" fo:border-top="0.5pt solid #000001" fo:border-bottom="0.5pt solid #000001"/>
    </style:style>
    <style:style style:name="Table1.A8" style:family="table-cell">
      <style:table-cell-properties style:vertical-align="" fo:padding-left="0.075in" fo:padding-right="0.075in" fo:padding-top="0in" fo:padding-bottom="0in" fo:border-left="none" fo:border-right="none" fo:border-top="0.5pt solid #000001" fo:border-bottom="none"/>
    </style:style>
    <style:style style:name="Table1.B8" style:family="table-cell">
      <style:table-cell-properties style:vertical-align="bottom" fo:padding-left="0.075in" fo:padding-right="0.075in" fo:padding-top="0in" fo:padding-bottom="0in" fo:border-left="none" fo:border-right="none" fo:border-top="0.5pt solid #000001" fo:border-bottom="none"/>
    </style:style>
    <style:style style:name="Table2" style:family="table">
      <style:table-properties style:width="4.1313in" fo:margin-left="-0.075in" fo:margin-top="0in" fo:margin-bottom="0in" table:align="left" style:writing-mode="lr-tb"/>
    </style:style>
    <style:style style:name="Table2.A" style:family="table-column">
      <style:table-column-properties style:column-width="0.7208in"/>
    </style:style>
    <style:style style:name="Table2.B" style:family="table-column">
      <style:table-column-properties style:column-width="0.8861in"/>
    </style:style>
    <style:style style:name="Table2.C" style:family="table-column">
      <style:table-column-properties style:column-width="0.6861in"/>
    </style:style>
    <style:style style:name="Table2.D" style:family="table-column">
      <style:table-column-properties style:column-width="0.8049in"/>
    </style:style>
    <style:style style:name="Table2.E" style:family="table-column">
      <style:table-column-properties style:column-width="1.0333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11"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5.4583in" fo:margin-left="-0.075in" fo:margin-top="0in" fo:margin-bottom="0in" table:align="left" style:writing-mode="lr-tb"/>
    </style:style>
    <style:style style:name="Table3.A" style:family="table-column">
      <style:table-column-properties style:column-width="1.1681in"/>
    </style:style>
    <style:style style:name="Table3.B" style:family="table-column">
      <style:table-column-properties style:column-width="0.9333in"/>
    </style:style>
    <style:style style:name="Table3.C" style:family="table-column">
      <style:table-column-properties style:column-width="1.1813in"/>
    </style:style>
    <style:style style:name="Table3.D" style:family="table-column">
      <style:table-column-properties style:column-width="0.9639in"/>
    </style:style>
    <style:style style:name="Table3.E" style:family="table-column">
      <style:table-column-properties style:column-width="1.2118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3" style:family="table-cell">
      <style:table-cell-properties style:vertical-align="" fo:padding-left="0.075in" fo:padding-right="0.075in" fo:padding-top="0in" fo:padding-bottom="0in" fo:border-left="none" fo:border-right="none" fo:border-top="0.5pt solid #000001" fo:border-bottom="0.5pt solid #000001"/>
    </style:style>
    <style:style style:name="Table3.A13" style:family="table-cell">
      <style:table-cell-properties style:vertical-align="" fo:padding-left="0.075in" fo:padding-right="0.075in" fo:padding-top="0in" fo:padding-bottom="0in" fo:border-left="none" fo:border-right="none" fo:border-top="0.5pt solid #000001" fo:border-bottom="none"/>
    </style:style>
    <style:style style:name="Table3.B13" style:family="table-cell">
      <style:table-cell-properties style:vertical-align="bottom" fo:padding-left="0.075in" fo:padding-right="0.075in" fo:padding-top="0in" fo:padding-bottom="0in" fo:border-left="none" fo:border-right="none" fo:border-top="0.5pt solid #000001"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Heading_20_1" style:list-style-name="">
      <style:paragraph-properties fo:margin-left="0in" fo:margin-right="0in" fo:text-indent="0in" style:auto-text-indent="false"/>
    </style:style>
    <style:style style:name="P3" style:family="paragraph" style:parent-style-name="Heading_20_1" style:list-style-name="">
      <style:paragraph-properties fo:margin-left="0in" fo:margin-right="0in" fo:text-indent="0in" style:auto-text-indent="false">
        <style:tab-stops/>
      </style:paragraph-properties>
    </style:style>
    <style:style style:name="P4" style:family="paragraph" style:parent-style-name="Heading_20_1">
      <style:paragraph-properties fo:margin-left="0in" fo:margin-right="0in" fo:text-align="center" style:justify-single-word="false" fo:orphans="2" fo:widows="2" fo:text-indent="0in" style:auto-text-indent="false">
        <style:tab-stops/>
      </style:paragraph-properties>
    </style:style>
    <style:style style:name="P5" style:family="paragraph" style:parent-style-name="Heading_20_2"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8"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9" style:family="paragraph" style:parent-style-name="Standard">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10" style:family="paragraph" style:parent-style-name="Standard">
      <style:paragraph-properties fo:margin-left="0in" fo:margin-right="0in" fo:text-indent="0in" style:auto-text-indent="false">
        <style:tab-stops/>
      </style:paragraph-properties>
      <style:text-properties style:font-name="Times New Roman" fo:font-weight="bold" style:font-weight-asian="bold"/>
    </style:style>
    <style:style style:name="P11" style:family="paragraph" style:parent-style-name="Standard">
      <style:paragraph-properties fo:margin-left="0in" fo:margin-right="0in" fo:text-indent="0in" style:auto-text-indent="false">
        <style:tab-stops/>
      </style:paragraph-properties>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style="italic" style:font-size-asian="10pt" style:language-asian="en" style:country-asian="US" style:font-style-asian="italic"/>
    </style:style>
    <style:style style:name="T4" style:family="text">
      <style:text-properties style:font-name="Times New Roman" fo:font-size="10pt" style:font-size-asian="10pt"/>
    </style:style>
    <style:style style:name="T5" style:family="text">
      <style:text-properties style:font-name="Times New Roman" fo:font-size="18pt" fo:language="en" fo:country="US" fo:font-weight="normal" style:font-size-asian="18pt" style:language-asian="en" style:country-asian="US" style:font-weight-asian="normal"/>
    </style:style>
    <style:style style:name="T6" style:family="text">
      <style:text-properties style:font-name="Times New Roman" fo:font-size="18pt" fo:language="en" fo:country="US" style:font-size-asian="18pt" style:language-asian="en" style:country-asian="US"/>
    </style:style>
    <style:style style:name="T7" style:family="text">
      <style:text-properties style:font-name="Times New Roman" fo:font-weight="bold" style:font-weight-asian="bold"/>
    </style:style>
    <style:style style:name="T8" style:family="text">
      <style:text-properties fo:font-weight="normal" style:font-weight-asian="normal"/>
    </style:style>
    <style:style style:name="T9"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his material is Open Game Content, and is licensed for public use under the terms of the Open Game License v1.0a.</text:span></text:p>
      <text:h text:style-name="P2" text:outline-level="1"><text:span text:style-name="T5">PSIONIC RACES</text:span></text:h>
      <text:p text:style-name="P9"/>
      <text:p text:style-name="P6"><text:span text:style-name="T6">DROMITES</text:span></text:p>
      <text:p text:style-name="P6"><text:span text:style-name="T2">• +2 Charisma, –2 Strength, –2 Wisdom</text:span></text:p>
      <text:p text:style-name="P6"><text:span text:style-name="T2">• Monstrous Humanoid: Dromites are not subject to spells or effects that affect humanoids only, such as </text:span><text:span text:style-name="T3">charm person </text:span><text:span text:style-name="T2">or </text:span><text:span text:style-name="T3">dominate person</text:span><text:span text:style-name="T2">.</text:span></text:p>
      <text:p text:style-name="P6"><text:span text:style-name="T2">• Small: As a Small creature, a dromite gains a +1 size bonus to Armor Class, a +1 size bonus on attack rolls, and a +4 size bonus on Hide checks, but it uses smaller weapons than humans use, and its lifting and carrying limits are three-quarters of those of a Medium character.</text:span></text:p>
      <text:p text:style-name="P6"><text:span text:style-name="T2">• Dromite base land speed is 20 feet.</text:span></text:p>
      <text:p text:style-name="P6"><text:span text:style-name="T2">• Chitin: A dromite’s skin is hardened, almost like an exoskeleton, and grants the character a +3 natural armor bonus to AC and one of the following kinds of resistance to energy: cold 5, electricity 5, fire 5, or sonic 5. The player chooses what type of energy resistance is gained when the character is created. (This choice also dictates which caste the dromite belongs to.) This natural energy resistance stacks with any future energy resistance gained through other effects.</text:span></text:p>
      <text:p text:style-name="P6"><text:span text:style-name="T2">• Naturally Psionic: Dromites gain 1 bonus power point at 1st level. This benefit does not grant them the ability to manifest powers unless they gain that ability through another source, such as levels in a psionic class.</text:span></text:p>
      <text:p text:style-name="P6"><text:span text:style-name="T2">• Psi-Like Ability: 1/day—</text:span><text:span text:style-name="T3">energy ray. </text:span><text:span text:style-name="T2">A dromite always deals the kind of energy damage that its chitin has resistance to (for example, a dromite who has resistance to cold 5 deals cold damage with its </text:span><text:span text:style-name="T3">energy ray</text:span><text:span text:style-name="T2">). Manifester level is equal to 1/2 Hit Dice (minimum 1st). The save DC is Charisma-based.</text:span></text:p>
      <text:p text:style-name="P6"><text:span text:style-name="T2">• Scent: Its antennae give a dromite the scent ability. A dromite can detect opponents by scent within 30 feet. If the opponent is upwind, the range increases to 60 feet; if downwind, it drops to 15 feet. Strong scents, such as smoke or rotting garbage, can be detected at twice the ranges noted above. Overpowering scents, such as skunk musk or troglodyte stench, can be detected at triple normal range. When a dromite detects a scent, the exact location of the source is not re vealed—only its presence somewhere within range. The dromite can take a move action to note the direction of the scent. Whenever the dromite comes within 5 feet of the source, the dromite pinpoints the source’s location.</text:span></text:p>
      <text:p text:style-name="P6"><text:span text:style-name="T2">• Blind-Fight: Its antennae also give a dromite Blind-Fight as a bonus feat.</text:span></text:p>
      <text:p text:style-name="P6"><text:span text:style-name="T2">• Compound Eyes: This feature of its anatomy gives a dromite a +2 racial bonus on Spot checks.</text:span></text:p>
      <text:p text:style-name="P6"><text:span text:style-name="T2">• Automatic Languages: Common. Bonus Languages: Dwarven, Gnome, Goblin, Terran.</text:span></text:p>
      <text:p text:style-name="P6"><text:span text:style-name="T2">• Favored Class: Wilder.</text:span></text:p>
      <text:p text:style-name="P6"><text:span text:style-name="T2">• Level Adjustment: +1.</text:span></text:p>
      <text:p text:style-name="P9"/>
      <text:p text:style-name="P6"><text:span text:style-name="T6">DUERGAR</text:span></text:p>
      <text:p text:style-name="P6"><text:span text:style-name="T2">• +2 Constitution, –4 Charisma</text:span></text:p>
      <text:p text:style-name="P6"><text:soft-page-break/><text:span text:style-name="T2">• Medium: As Medium creatures, duergar have no special bonuses or penalties due to their size.</text:span></text:p>
      <text:p text:style-name="P6"><text:span text:style-name="T2">• Duergar base land speed is 20 feet. However, gray dwarves can move at this speed even when wearing medium or heavy armor or when carrying a medium or heavy load (unlike other creatures, whose speed is reduced in such situations).</text:span></text:p>
      <text:p text:style-name="P6"><text:span text:style-name="T2">• Darkvision out to 120 feet.</text:span></text:p>
      <text:p text:style-name="P6"><text:span text:style-name="T2">• Immunity to paralysis, phantasms, and poison.</text:span></text:p>
      <text:p text:style-name="P6"><text:span text:style-name="T2">• +2 racial bonus on saves against spells and spell-like effects.</text:span></text:p>
      <text:p text:style-name="P6"><text:span text:style-name="T2">• Stability: Duergar are exceptionally stable on their feet. A duergar receives a +4 bonus on ability checks made to resist being bull rushed or tripped when standing on the ground (but not when climbing, flying, riding or otherwise not standing firmly on the ground).</text:span></text:p>
      <text:p text:style-name="P6"><text:span text:style-name="T2">• Stonecunning: This ability grants a duergar a +2 racial bonus on Search checks to notice unusual stonework, such as sliding walls, stonework, traps, new construction (even when built to match the old), unsafe stone surfaces, shaky stone ceilings, and the like. Something that isn’t stone but that is disguised as stone also counts as unusual stonework.</text:span></text:p>
      <text:p text:style-name="P6"><text:span text:style-name="T2">A gray dwarf who merely comes within 10 feet of unusual stonework can make a Search check as if he were actively searching, and a duergar can use the Search skill to find stonework traps as a rogue can. A duergar can also intuit depth, sensing his approximate depth underground as naturally as a human can sense which way is up. Duergar have a sixth sense about stonework, an innate ability that they get plenty of opportunity to practice and hone in their underground homes.</text:span></text:p>
      <text:p text:style-name="P6"><text:span text:style-name="T2">• Psi-Like Abilities: 1/day—</text:span><text:span text:style-name="T3">expansion</text:span><text:span text:style-name="T2">, </text:span><text:span text:style-name="T3">invisibility</text:span><text:span text:style-name="T2">. These abilities affect only the duergar and whatever he carries. Manifester level is equal to Hit Dice (minimum 3rd).</text:span></text:p>
      <text:p text:style-name="P6"><text:span text:style-name="T2">• Naturally Psionic: Duergar gain 3 bonus power points at 1st level. This benefit does not grant them the ability to manifest powers unless they gain that ability through another source, such as levels in a psionic class.</text:span></text:p>
      <text:p text:style-name="P6"><text:span text:style-name="T2">• +1 racial bonus on attack rolls against orcs (including half-orcs) and goblinoids (including goblins, hobgoblins, and bugbears).</text:span></text:p>
      <text:p text:style-name="P6"><text:span text:style-name="T2">• +4 dodge bonus to Armor Class against creatures of the giant type (such as ogres, trolls, and hill giants).</text:span></text:p>
      <text:p text:style-name="P6"><text:span text:style-name="T2">• Light Sensitivity (Ex): Duergar are dazzled in sunlight or within the radius of a </text:span><text:span text:style-name="T3">daylight </text:span><text:span text:style-name="T2">spell.</text:span></text:p>
      <text:p text:style-name="P6"><text:span text:style-name="T2">• Duergar have a +4 racial bonus on Move Silently checks and a +1 racial bonus on Listen and Spot checks. They have a +2 racial bonus on Appraise and Craft checks that are related to stone or metal.</text:span></text:p>
      <text:p text:style-name="P6"><text:span text:style-name="T2">• Automatic Languages: Common, Dwarven, Undercommon. Bonus Languages: Draconic, Giant, Goblin, Orc, Terran.</text:span></text:p>
      <text:p text:style-name="P6"><text:span text:style-name="T2">• Favored Class: Fighter.</text:span></text:p>
      <text:p text:style-name="P6"><text:span text:style-name="T2">• Level Adjustment: +1.</text:span></text:p>
      <text:p text:style-name="P9"/>
      <text:p text:style-name="P6"><text:span text:style-name="T6">ELANS</text:span></text:p>
      <text:p text:style-name="P6"><text:span text:style-name="T2">• –2 Charisma</text:span></text:p>
      <text:p text:style-name="P6"><text:span text:style-name="T2">• Aberration: Elans are not subject to spells or effects that affect humanoids only, such as </text:span><text:span text:style-name="T3">charm person </text:span><text:span text:style-name="T2">or </text:span><text:span text:style-name="T3">dominate person</text:span><text:span text:style-name="T2">.</text:span></text:p>
      <text:p text:style-name="P6"><text:soft-page-break/><text:span text:style-name="T2">• Medium: As Medium creatures, elans have no special bonuses or penalties due to their size.</text:span></text:p>
      <text:p text:style-name="P6"><text:span text:style-name="T2">• Elan base land speed is 30 feet.</text:span></text:p>
      <text:p text:style-name="P6"><text:span text:style-name="T2">• Elans (unlike most aberrations) do not have darkvision.</text:span></text:p>
      <text:p text:style-name="P6"><text:span text:style-name="T2">• Naturally Psionic: Elans gain 2 bonus power points at 1st level. This benefit does not grant them the ability to manifest powers unless they gain that ability through another source, such as levels in a psionic class.</text:span></text:p>
      <text:p text:style-name="P6"><text:span text:style-name="T2">• Resistance (Su): Elans can use psionic energy to increase their resistance to various forms of attack. As an immediate action, an elan can spend 1 power point to gain a +4 racial bonus on saving throws until the beginning of her next action.</text:span></text:p>
      <text:p text:style-name="P6"><text:span text:style-name="T2">• Resilience (Su): When an elan takes damage, she can spend power points to reduce its severity. As an immediate action, she can reduce the damage she is about to take by 2 hit points for every 1 power point she spends.</text:span></text:p>
      <text:p text:style-name="P6"><text:span text:style-name="T2">• Repletion (Su): An elan can sustain her body without need of food or water. If she spends 1 power point, an elan does not need to eat or drink for 24 hours.</text:span></text:p>
      <text:p text:style-name="P6"><text:span text:style-name="T2">• Automatic Language: Common. Bonus Languages: Any (other than secret languages, such as Druidic). Elans’ past lives expose them to wide ranges of language.</text:span></text:p>
      <text:p text:style-name="P6"><text:span text:style-name="T2">• Favored Class: Psion.</text:span></text:p>
      <text:p text:style-name="P6"><text:span text:style-name="T2">• Level Adjustment: +0.</text:span></text:p>
      <text:p text:style-name="P9"/>
      <text:p text:style-name="P6"><text:span text:style-name="T6">HALF-GIANTS</text:span></text:p>
      <text:p text:style-name="P6"><text:span text:style-name="T2">• +2 Strength, +2 Constitution, –2 Dexterity: Half-giants are tough and strong, but not too nimble.</text:span></text:p>
      <text:p text:style-name="P6"><text:span text:style-name="T2">• Giant: Half-giants are not subject to spells or effects that affect humanoids only, such as </text:span><text:span text:style-name="T3">charm person </text:span><text:span text:style-name="T2">or </text:span><text:span text:style-name="T3">dominate person</text:span><text:span text:style-name="T2">.</text:span></text:p>
      <text:p text:style-name="P6"><text:span text:style-name="T2">• Medium: As Medium creatures, half-giants have no special bonuses or penalties due to their size.</text:span></text:p>
      <text:p text:style-name="P6"><text:span text:style-name="T2">• Half-giant base land speed is 30 feet.</text:span></text:p>
      <text:p text:style-name="P6"><text:span text:style-name="T2">• Low-Light Vision: A half-giant can see twice as far as a human in starlight, moonlight, torchlight, and similar conditions of poor illumination. He retains the ability to distinguish color and detail under these conditions.</text:span></text:p>
      <text:p text:style-name="P6"><text:span text:style-name="T2">• Fire Acclimated: Half-giants have a +2 racial bonus on saving throws against all fire spells and effects. Half-giants are accustomed to enduring high temperatures.</text:span></text:p>
      <text:p text:style-name="P6"><text:span text:style-name="T2">• Powerful Build: The physical stature of half-giants lets them function in many ways as if they were one size category larger.</text:span></text:p>
      <text:p text:style-name="P6"><text:span text:style-name="T2">Whenever a half-giant is subject to a size modifier or special size modifier for an opposed check (such as during grapple checks, bull rush attempts, and trip attempts), the half-giant is treated as one size larger if doing so is advantageous to him.</text:span></text:p>
      <text:p text:style-name="P6"><text:span text:style-name="T2">A half-giant is also considered to be one size larger when determining whether a creature’s special attacks based on size (such as improved grab or swallow whole) can affect him. A half-giant can use weapons designed for a creature one size larger without penalty. However, his space and reach remain those of a creature of his actual size. The benefits of this racial trait stack with the effects of powers, abilities, and spells that change the subject’s size category.</text:span></text:p>
      <text:p text:style-name="P6"><text:soft-page-break/><text:span text:style-name="T2">• Naturally Psionic: Half-giants gain 2 bonus power points at 1st level. This benefit does not grant them the ability to manifest powers unless they gain that ability through another source, such as levels in a psionic class.</text:span></text:p>
      <text:p text:style-name="P6"><text:span text:style-name="T2">• Psi-Like Ability: 1/day—</text:span><text:span text:style-name="T3">stomp</text:span><text:span text:style-name="T2">. Manifester level is equal to 1/2 Hit Dice (minimum 1st). The save DC is Charisma-based.</text:span></text:p>
      <text:p text:style-name="P6"><text:span text:style-name="T2">• Automatic Language: Common. Bonus Languages: Draconic, Giant, Gnoll, Ignan.</text:span></text:p>
      <text:p text:style-name="P6"><text:span text:style-name="T2">• Favored Class: Psychic warrior.</text:span></text:p>
      <text:p text:style-name="P6"><text:span text:style-name="T2">• Level Adjustment: +1.</text:span></text:p>
      <text:p text:style-name="P9"/>
      <text:p text:style-name="P6"><text:span text:style-name="T6">MAENADS</text:span></text:p>
      <text:p text:style-name="P6"><text:span text:style-name="T2">• Medium: As Medium creatures, maenads have no special bonuses or penalties due to their size.</text:span></text:p>
      <text:p text:style-name="P6"><text:span text:style-name="T2">• Maenad base land speed is 30 feet.</text:span></text:p>
      <text:p text:style-name="P6"><text:span text:style-name="T2">• Naturally Psionic: Maenads gain 2 bonus power points at 1st level. This benefit does not grant them the ability to manifest powers unless they gain that ability through another source, such as levels in a psionic class.</text:span></text:p>
      <text:p text:style-name="P6"><text:span text:style-name="T2">• Psi-Like Ability: 1/day—</text:span><text:span text:style-name="T3">energy ray</text:span><text:span text:style-name="T2">. A maenad can deal only sonic damage with this ability. It is accompanied by a tremendous scream of rage. Manifester level is equal to 1/2 Hit Dice (minimum 1st). The save DC is Charisma-based.</text:span></text:p>
      <text:p text:style-name="P6"><text:span text:style-name="T2">• Outburst (Ex): Once per day, for up to 4 rounds, a maenad can subjugate her mentality to gain a boost of raw physical power. When she does so, she takes a –2 penalty to Intelligence and Wisdom but gains a +2 bonus to Strength.</text:span></text:p>
      <text:p text:style-name="P6"><text:span text:style-name="T2">• Automatic Languages: Common, Maenad. Bonus Languages: Aquan, Draconic, Dwarven, Elven, Goblin. Maenads commonly know the languages of their enemies and of their friends, as well as Draconic, the language commonly found in ancient tomes of secret knowledge.</text:span></text:p>
      <text:p text:style-name="P6"><text:span text:style-name="T2">• Favored Class: Wilder.</text:span></text:p>
      <text:p text:style-name="P6"><text:span text:style-name="T2">• Level Adjustment: +0</text:span></text:p>
      <text:p text:style-name="P9"/>
      <text:p text:style-name="P6"><text:span text:style-name="T6">XEPHS</text:span></text:p>
      <text:p text:style-name="P6"><text:span text:style-name="T2">• +2 Dexterity, –2 Strength</text:span></text:p>
      <text:p text:style-name="P6"><text:span text:style-name="T2">• Medium: As Medium creatures, xephs have no special bonuses or penalties due to their size.</text:span></text:p>
      <text:p text:style-name="P6"><text:span text:style-name="T2">• Xeph base land speed is 30 feet.</text:span></text:p>
      <text:p text:style-name="P6"><text:span text:style-name="T2">• Darkvision out to 60 feet.</text:span></text:p>
      <text:p text:style-name="P6"><text:soft-page-break/><text:span text:style-name="T2">• +1 racial bonus on saving throws against powers, spells, and spell-like effects. Xephs have an innate resistance to psionics and magic.</text:span></text:p>
      <text:p text:style-name="P6"><text:span text:style-name="T2">• Naturally Psionic: Xephs gain 1 bonus power point at 1st level. This benefit does not grant them the ability to manifest powers unless they gain that ability through another source, such as levels in a psionic class.</text:span></text:p>
      <text:p text:style-name="P6"><text:span text:style-name="T2">• Burst (Su): Three times per day, a xeph can put on a burst of speed to increase her speed by 10 feet, plus 10 feet per four character levels beyond 1st, to a maximum increase of 30 feet at 9th character level and higher. These bursts of speed are considered a competence bonus to the xeph’s base speed. A burst of speed lasts 3 rounds.</text:span></text:p>
      <text:p text:style-name="P6"><text:span text:style-name="T2">• Automatic Languages: Common, Xeph. Bonus Languages: Draconic, Elven, Gnoll, Goblin, Halfling, Sylvan.</text:span></text:p>
      <text:p text:style-name="P6"><text:span text:style-name="T2">• Favored Class: Soulknife.</text:span></text:p>
      <text:p text:style-name="P9"/>
      <text:p text:style-name="P6"><text:span text:style-name="T6">AGE, HEIGHT, AND WEIGHT</text:span></text:p>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table:number-columns-spanned="5" office:value-type="string">
            <text:p text:style-name="P10"/>
            <text:p text:style-name="P11"><text:span text:style-name="T7">Table: Random Starting Ages</text:span></text:p>
          </table:table-cell>
          <table:covered-table-cell/>
          <table:covered-table-cell/>
          <table:covered-table-cell/>
          <table:covered-table-cell/>
        </table:table-row>
        <table:table-row table:style-name="Table1.2">
          <table:table-cell table:style-name="Table1.A2" office:value-type="string">
            <text:h text:style-name="P3" text:outline-level="1"><text:span text:style-name="T4">Race</text:span></text:h>
          </table:table-cell>
          <table:table-cell table:style-name="Table1.A2" office:value-type="string">
            <text:p text:style-name="P4"><text:span text:style-name="T4">Adulthood</text:span></text:p>
          </table:table-cell>
          <table:table-cell table:style-name="Table1.A2" office:value-type="string">
            <text:p text:style-name="P4"><text:span text:style-name="T4">Barbarian Rogue Sorcerer Soulknife Wilder</text:span></text:p>
          </table:table-cell>
          <table:table-cell table:style-name="Table1.A2" office:value-type="string">
            <text:p text:style-name="P4"><text:span text:style-name="T4">Bard Fighter Paladin Ranger Psychic Warrior</text:span></text:p>
          </table:table-cell>
          <table:table-cell table:style-name="Table1.A2" office:value-type="string">
            <text:p text:style-name="P4"><text:span text:style-name="T4">Cleric Druid Monk Psion Wizard</text:span></text:p>
          </table:table-cell>
        </table:table-row>
        <table:table-row table:style-name="Table1.2">
          <table:table-cell table:style-name="Table1.A3" office:value-type="string">
            <text:p text:style-name="P11"><text:span text:style-name="T1">Dromite</text:span></text:p>
          </table:table-cell>
          <table:table-cell table:style-name="Table1.A2" office:value-type="string">
            <text:p text:style-name="P13"><text:span text:style-name="T1">13 years</text:span></text:p>
          </table:table-cell>
          <table:table-cell table:style-name="Table1.A2" office:value-type="string">
            <text:p text:style-name="P13"><text:span text:style-name="T1">+1d4</text:span></text:p>
          </table:table-cell>
          <table:table-cell table:style-name="Table1.A2" office:value-type="string">
            <text:p text:style-name="P13"><text:span text:style-name="T1">+1d6</text:span></text:p>
          </table:table-cell>
          <table:table-cell table:style-name="Table1.A2" office:value-type="string">
            <text:p text:style-name="P13"><text:span text:style-name="T1">+2d6</text:span></text:p>
          </table:table-cell>
        </table:table-row>
        <table:table-row table:style-name="Table1.2">
          <table:table-cell table:style-name="Table1.A3" office:value-type="string">
            <text:p text:style-name="P6"><text:span text:style-name="T1">Duergar</text:span></text:p>
          </table:table-cell>
          <table:table-cell table:style-name="Table1.A2" office:value-type="string">
            <text:p text:style-name="P12"><text:span text:style-name="T1">40 years</text:span></text:p>
          </table:table-cell>
          <table:table-cell table:style-name="Table1.A2" office:value-type="string">
            <text:p text:style-name="P12"><text:span text:style-name="T1">+3d6</text:span></text:p>
          </table:table-cell>
          <table:table-cell table:style-name="Table1.A2" office:value-type="string">
            <text:p text:style-name="P12"><text:span text:style-name="T1">+5d6</text:span></text:p>
          </table:table-cell>
          <table:table-cell table:style-name="Table1.A2" office:value-type="string">
            <text:p text:style-name="P12"><text:span text:style-name="T1">+7d6</text:span></text:p>
          </table:table-cell>
        </table:table-row>
        <table:table-row table:style-name="Table1.2">
          <table:table-cell table:style-name="Table1.A3" office:value-type="string">
            <text:p text:style-name="P6"><text:span text:style-name="T1">Elan</text:span></text:p>
          </table:table-cell>
          <table:table-cell table:style-name="Table1.A2" office:value-type="string">
            <text:p text:style-name="P12"><text:span text:style-name="T1">20 years</text:span></text:p>
          </table:table-cell>
          <table:table-cell table:style-name="Table1.A2" office:value-type="string">
            <text:p text:style-name="P12"><text:span text:style-name="T1">+2d4</text:span></text:p>
          </table:table-cell>
          <table:table-cell table:style-name="Table1.A2" office:value-type="string">
            <text:p text:style-name="P12"><text:span text:style-name="T1">+2d6</text:span></text:p>
          </table:table-cell>
          <table:table-cell table:style-name="Table1.A2" office:value-type="string">
            <text:p text:style-name="P12"><text:span text:style-name="T1">+3d6</text:span></text:p>
          </table:table-cell>
        </table:table-row>
        <table:table-row table:style-name="Table1.2">
          <table:table-cell table:style-name="Table1.A3" office:value-type="string">
            <text:p text:style-name="P6"><text:span text:style-name="T1">Half-giant</text:span></text:p>
          </table:table-cell>
          <table:table-cell table:style-name="Table1.A2" office:value-type="string">
            <text:p text:style-name="P12"><text:span text:style-name="T1">30 years</text:span></text:p>
          </table:table-cell>
          <table:table-cell table:style-name="Table1.A2" office:value-type="string">
            <text:p text:style-name="P12"><text:span text:style-name="T1">+3d6</text:span></text:p>
          </table:table-cell>
          <table:table-cell table:style-name="Table1.A2" office:value-type="string">
            <text:p text:style-name="P12"><text:span text:style-name="T1">+2d6</text:span></text:p>
          </table:table-cell>
          <table:table-cell table:style-name="Table1.A2" office:value-type="string">
            <text:p text:style-name="P12"><text:span text:style-name="T1">+4d6</text:span></text:p>
          </table:table-cell>
        </table:table-row>
        <table:table-row table:style-name="Table1.2">
          <table:table-cell table:style-name="Table1.A3" office:value-type="string">
            <text:p text:style-name="P6"><text:span text:style-name="T1">Maenad</text:span></text:p>
          </table:table-cell>
          <table:table-cell table:style-name="Table1.A2" office:value-type="string">
            <text:p text:style-name="P12"><text:span text:style-name="T1">40 years</text:span></text:p>
          </table:table-cell>
          <table:table-cell table:style-name="Table1.A2" office:value-type="string">
            <text:p text:style-name="P12"><text:span text:style-name="T1">+1d6</text:span></text:p>
          </table:table-cell>
          <table:table-cell table:style-name="Table1.A2" office:value-type="string">
            <text:p text:style-name="P12"><text:span text:style-name="T1">+4d6</text:span></text:p>
          </table:table-cell>
          <table:table-cell table:style-name="Table1.A2" office:value-type="string">
            <text:p text:style-name="P12"><text:span text:style-name="T1">+6d6</text:span></text:p>
          </table:table-cell>
        </table:table-row>
        <table:table-row table:style-name="Table1.2">
          <table:table-cell table:style-name="Table1.A8" office:value-type="string">
            <text:p text:style-name="P11"><text:span text:style-name="T1">Xeph</text:span></text:p>
          </table:table-cell>
          <table:table-cell table:style-name="Table1.B8" office:value-type="string">
            <text:p text:style-name="P13"><text:span text:style-name="T1">18 years</text:span></text:p>
          </table:table-cell>
          <table:table-cell table:style-name="Table1.B8" office:value-type="string">
            <text:p text:style-name="P13"><text:span text:style-name="T1">+1d4</text:span></text:p>
          </table:table-cell>
          <table:table-cell table:style-name="Table1.B8" office:value-type="string">
            <text:p text:style-name="P13"><text:span text:style-name="T1">+2d4</text:span></text:p>
          </table:table-cell>
          <table:table-cell table:style-name="Table1.B8" office:value-type="string">
            <text:p text:style-name="P13"><text:span text:style-name="T1">+2d6</text:span></text:p>
          </table:table-cell>
        </table:table-row>
      </table:table>
      <text:p text:style-name="P8"/>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table:number-columns-spanned="5" office:value-type="string">
            <text:p text:style-name="P11"><text:span text:style-name="T7">Table: Aging Effects</text:span></text:p>
          </table:table-cell>
          <table:covered-table-cell/>
          <table:covered-table-cell/>
          <table:covered-table-cell/>
          <table:covered-table-cell/>
        </table:table-row>
        <table:table-row table:style-name="Table2.2">
          <table:table-cell table:style-name="Table2.A2" office:value-type="string">
            <text:p text:style-name="P11"><text:span text:style-name="T7">Race</text:span></text:p>
          </table:table-cell>
          <table:table-cell table:style-name="Table2.B2" office:value-type="string">
            <text:p text:style-name="P13"><text:span text:style-name="T7">Middle Age</text:span><text:span text:style-name="T9">1</text:span></text:p>
          </table:table-cell>
          <table:table-cell table:style-name="Table2.B2" office:value-type="string">
            <text:p text:style-name="P13"><text:span text:style-name="T7">Old</text:span><text:span text:style-name="T9">2</text:span></text:p>
          </table:table-cell>
          <table:table-cell table:style-name="Table2.B2" office:value-type="string">
            <text:p text:style-name="P13"><text:span text:style-name="T7">Venerable</text:span><text:span text:style-name="T9">3</text:span></text:p>
          </table:table-cell>
          <table:table-cell table:style-name="Table2.B2" office:value-type="string">
            <text:p text:style-name="P13"><text:span text:style-name="T7">Maximum Age</text:span></text:p>
          </table:table-cell>
        </table:table-row>
        <table:table-row table:style-name="Table2.2">
          <table:table-cell table:style-name="Table2.A2" office:value-type="string">
            <text:p text:style-name="P6"><text:span text:style-name="T1">Dromite</text:span></text:p>
          </table:table-cell>
          <table:table-cell table:style-name="Table2.B2" office:value-type="string">
            <text:p text:style-name="P12"><text:span text:style-name="T1">30 years</text:span></text:p>
          </table:table-cell>
          <table:table-cell table:style-name="Table2.B2" office:value-type="string">
            <text:p text:style-name="P12"><text:span text:style-name="T1">55 years</text:span></text:p>
          </table:table-cell>
          <table:table-cell table:style-name="Table2.B2" office:value-type="string">
            <text:p text:style-name="P12"><text:span text:style-name="T1">75 years</text:span></text:p>
          </table:table-cell>
          <table:table-cell table:style-name="Table2.B2" office:value-type="string">
            <text:p text:style-name="P12"><text:span text:style-name="T1">+2d20 years</text:span></text:p>
          </table:table-cell>
        </table:table-row>
        <table:table-row table:style-name="Table2.2">
          <table:table-cell table:style-name="Table2.A2" office:value-type="string">
            <text:p text:style-name="P6"><text:span text:style-name="T1">Duergar</text:span></text:p>
          </table:table-cell>
          <table:table-cell table:style-name="Table2.B2" office:value-type="string">
            <text:p text:style-name="P12"><text:span text:style-name="T1">125 years</text:span></text:p>
          </table:table-cell>
          <table:table-cell table:style-name="Table2.B2" office:value-type="string">
            <text:p text:style-name="P12"><text:span text:style-name="T1">188 years</text:span></text:p>
          </table:table-cell>
          <table:table-cell table:style-name="Table2.B2" office:value-type="string">
            <text:p text:style-name="P12"><text:span text:style-name="T1">250 years</text:span></text:p>
          </table:table-cell>
          <table:table-cell table:style-name="Table2.B2" office:value-type="string">
            <text:p text:style-name="P12"><text:span text:style-name="T1">+2d% years</text:span></text:p>
          </table:table-cell>
        </table:table-row>
        <table:table-row table:style-name="Table2.2">
          <table:table-cell table:style-name="Table2.A2" office:value-type="string">
            <text:p text:style-name="P6"><text:span text:style-name="T1">Elan</text:span></text:p>
          </table:table-cell>
          <table:table-cell table:style-name="Table2.B2" office:value-type="string">
            <text:p text:style-name="P12"><text:span text:style-name="T1">200 years</text:span></text:p>
          </table:table-cell>
          <table:table-cell table:style-name="Table2.B2" office:value-type="string">
            <text:p text:style-name="P12"><text:span text:style-name="T1">400 years</text:span></text:p>
          </table:table-cell>
          <table:table-cell table:style-name="Table2.B2" office:value-type="string">
            <text:p text:style-name="P12"><text:span text:style-name="T1">1,000 years</text:span></text:p>
          </table:table-cell>
          <table:table-cell table:style-name="Table2.B2" office:value-type="string">
            <text:p text:style-name="P12"><text:span text:style-name="T1">+10d% years</text:span></text:p>
          </table:table-cell>
        </table:table-row>
        <table:table-row table:style-name="Table2.2">
          <table:table-cell table:style-name="Table2.A2" office:value-type="string">
            <text:p text:style-name="P6"><text:span text:style-name="T1">Half-giant</text:span></text:p>
          </table:table-cell>
          <table:table-cell table:style-name="Table2.B2" office:value-type="string">
            <text:p text:style-name="P12"><text:span text:style-name="T1">60 years</text:span></text:p>
          </table:table-cell>
          <table:table-cell table:style-name="Table2.B2" office:value-type="string">
            <text:p text:style-name="P12"><text:span text:style-name="T1">80 years</text:span></text:p>
          </table:table-cell>
          <table:table-cell table:style-name="Table2.B2" office:value-type="string">
            <text:p text:style-name="P12"><text:span text:style-name="T1">120 years</text:span></text:p>
          </table:table-cell>
          <table:table-cell table:style-name="Table2.B2" office:value-type="string">
            <text:p text:style-name="P12"><text:span text:style-name="T1">+4d% years</text:span></text:p>
          </table:table-cell>
        </table:table-row>
        <table:table-row table:style-name="Table2.2">
          <table:table-cell table:style-name="Table2.A2" office:value-type="string">
            <text:p text:style-name="P6"><text:span text:style-name="T1">Maenad</text:span></text:p>
          </table:table-cell>
          <table:table-cell table:style-name="Table2.B2" office:value-type="string">
            <text:p text:style-name="P12"><text:span text:style-name="T1">90 years</text:span></text:p>
          </table:table-cell>
          <table:table-cell table:style-name="Table2.B2" office:value-type="string">
            <text:p text:style-name="P12"><text:span text:style-name="T1">150 years</text:span></text:p>
          </table:table-cell>
          <table:table-cell table:style-name="Table2.B2" office:value-type="string">
            <text:p text:style-name="P12"><text:span text:style-name="T1">220 years</text:span></text:p>
          </table:table-cell>
          <table:table-cell table:style-name="Table2.B2" office:value-type="string">
            <text:p text:style-name="P12"><text:span text:style-name="T1">+2d% years</text:span></text:p>
          </table:table-cell>
        </table:table-row>
        <table:table-row table:style-name="Table2.2">
          <table:table-cell table:style-name="Table2.A2" office:value-type="string">
            <text:p text:style-name="P6"><text:span text:style-name="T1">Xeph</text:span></text:p>
          </table:table-cell>
          <table:table-cell table:style-name="Table2.B2" office:value-type="string">
            <text:p text:style-name="P12"><text:span text:style-name="T1">45 years</text:span></text:p>
          </table:table-cell>
          <table:table-cell table:style-name="Table2.B2" office:value-type="string">
            <text:p text:style-name="P12"><text:span text:style-name="T1">85 years</text:span></text:p>
          </table:table-cell>
          <table:table-cell table:style-name="Table2.B2" office:value-type="string">
            <text:p text:style-name="P12"><text:span text:style-name="T1">120 years</text:span></text:p>
          </table:table-cell>
          <table:table-cell table:style-name="Table2.B2" office:value-type="string">
            <text:p text:style-name="P12"><text:span text:style-name="T1">+2d20 years</text:span></text:p>
          </table:table-cell>
        </table:table-row>
        <table:table-row table:style-name="Table2.1">
          <table:table-cell table:style-name="Table2.A2" table:number-columns-spanned="5" office:value-type="string">
            <text:p text:style-name="P11"><text:span text:style-name="T1">1 –1 to Str, Dex, and Con; +1 to Int, Wis, and Cha.</text:span></text:p>
          </table:table-cell>
          <table:covered-table-cell/>
          <table:covered-table-cell/>
          <table:covered-table-cell/>
          <table:covered-table-cell/>
        </table:table-row>
        <table:table-row table:style-name="Table2.1">
          <table:table-cell table:style-name="Table2.A2" table:number-columns-spanned="5" office:value-type="string">
            <text:p text:style-name="P6"><text:span text:style-name="T1">2 –2 to Str, Dex, and Con; +1 to Int, Wis, and Cha.</text:span></text:p>
          </table:table-cell>
          <table:covered-table-cell/>
          <table:covered-table-cell/>
          <table:covered-table-cell/>
          <table:covered-table-cell/>
        </table:table-row>
        <table:table-row table:style-name="Table2.1">
          <table:table-cell table:style-name="Table2.A11" table:number-columns-spanned="5" office:value-type="string">
            <text:p text:style-name="P11"><text:span text:style-name="T1">3 –3 to Str, Dex, and Con; +1 to Int, Wis, and Cha.</text:span></text:p>
          </table:table-cell>
          <table:covered-table-cell/>
          <table:covered-table-cell/>
          <table:covered-table-cell/>
          <table:covered-table-cell/>
        </table:table-row>
      </table:table>
      <text:h text:style-name="P5" text:outline-level="2"/>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11"><text:span text:style-name="T7">Table: Random Height and Weight</text:span></text:p>
          </table:table-cell>
          <table:covered-table-cell/>
          <table:covered-table-cell/>
          <table:covered-table-cell/>
          <table:covered-table-cell/>
        </table:table-row>
        <table:table-row table:style-name="Table3.2">
          <table:table-cell table:style-name="Table3.A2" office:value-type="string">
            <text:h text:style-name="P3" text:outline-level="1"><text:span text:style-name="T4">Race</text:span></text:h>
          </table:table-cell>
          <table:table-cell table:style-name="Table3.A2" office:value-type="string">
            <text:p text:style-name="P4"><text:span text:style-name="T4">Base Height</text:span></text:p>
          </table:table-cell>
          <table:table-cell table:style-name="Table3.A2" office:value-type="string">
            <text:p text:style-name="P4"><text:span text:style-name="T4">Height Modifier</text:span></text:p>
          </table:table-cell>
          <table:table-cell table:style-name="Table3.A2" office:value-type="string">
            <text:p text:style-name="P4"><text:span text:style-name="T4">Base Weight</text:span></text:p>
          </table:table-cell>
          <table:table-cell table:style-name="Table3.A2" office:value-type="string">
            <text:p text:style-name="P4"><text:span text:style-name="T4">Weight Modifier</text:span></text:p>
          </table:table-cell>
        </table:table-row>
        <table:table-row table:style-name="Table3.2">
          <table:table-cell table:style-name="Table3.A3" office:value-type="string">
            <text:p text:style-name="P11"><text:span text:style-name="T1">Dromite</text:span></text:p>
          </table:table-cell>
          <table:table-cell table:style-name="Table3.A2" office:value-type="string">
            <text:p text:style-name="P13"><text:span text:style-name="T1">2′8″</text:span></text:p>
          </table:table-cell>
          <table:table-cell table:style-name="Table3.A2" office:value-type="string">
            <text:p text:style-name="P13"><text:span text:style-name="T1">2d4</text:span></text:p>
          </table:table-cell>
          <table:table-cell table:style-name="Table3.A2" office:value-type="string">
            <text:p text:style-name="P13"><text:span text:style-name="T1">30 lb.</text:span></text:p>
          </table:table-cell>
          <table:table-cell table:style-name="Table3.A2" office:value-type="string">
            <text:p text:style-name="P13"><text:span text:style-name="T1">x1 lb.</text:span></text:p>
          </table:table-cell>
        </table:table-row>
        <table:table-row table:style-name="Table3.2">
          <table:table-cell table:style-name="Table3.A3" office:value-type="string">
            <text:p text:style-name="P6"><text:span text:style-name="T1">Duergar, male</text:span></text:p>
          </table:table-cell>
          <table:table-cell table:style-name="Table3.A2" office:value-type="string">
            <text:p text:style-name="P12"><text:span text:style-name="T1">3′9″</text:span></text:p>
          </table:table-cell>
          <table:table-cell table:style-name="Table3.A2" office:value-type="string">
            <text:p text:style-name="P12"><text:span text:style-name="T1">2d4</text:span></text:p>
          </table:table-cell>
          <table:table-cell table:style-name="Table3.A2" office:value-type="string">
            <text:p text:style-name="P12"><text:span text:style-name="T1">110 lb.</text:span></text:p>
          </table:table-cell>
          <table:table-cell table:style-name="Table3.A2" office:value-type="string">
            <text:p text:style-name="P12"><text:span text:style-name="T1">x(2d4) lb.</text:span></text:p>
          </table:table-cell>
        </table:table-row>
        <table:table-row table:style-name="Table3.2">
          <table:table-cell table:style-name="Table3.A3" office:value-type="string">
            <text:p text:style-name="P6"><text:span text:style-name="T1">Duergar, female</text:span></text:p>
          </table:table-cell>
          <table:table-cell table:style-name="Table3.A2" office:value-type="string">
            <text:p text:style-name="P12"><text:span text:style-name="T1">3′7″</text:span></text:p>
          </table:table-cell>
          <table:table-cell table:style-name="Table3.A2" office:value-type="string">
            <text:p text:style-name="P12"><text:span text:style-name="T1">2d4</text:span></text:p>
          </table:table-cell>
          <table:table-cell table:style-name="Table3.A2" office:value-type="string">
            <text:p text:style-name="P12"><text:span text:style-name="T1">80 lb.</text:span></text:p>
          </table:table-cell>
          <table:table-cell table:style-name="Table3.A2" office:value-type="string">
            <text:p text:style-name="P12"><text:span text:style-name="T1">x(2d4) lb.</text:span></text:p>
          </table:table-cell>
        </table:table-row>
        <table:table-row table:style-name="Table3.2">
          <table:table-cell table:style-name="Table3.A3" office:value-type="string">
            <text:p text:style-name="P6"><text:span text:style-name="T1">Elan, male</text:span></text:p>
          </table:table-cell>
          <table:table-cell table:style-name="Table3.A2" office:value-type="string">
            <text:p text:style-name="P12"><text:span text:style-name="T1">4′10″</text:span></text:p>
          </table:table-cell>
          <table:table-cell table:style-name="Table3.A2" office:value-type="string">
            <text:p text:style-name="P12"><text:span text:style-name="T1">2d10</text:span></text:p>
          </table:table-cell>
          <table:table-cell table:style-name="Table3.A2" office:value-type="string">
            <text:p text:style-name="P12"><text:span text:style-name="T1">120 lb.</text:span></text:p>
          </table:table-cell>
          <table:table-cell table:style-name="Table3.A2" office:value-type="string">
            <text:p text:style-name="P12"><text:span text:style-name="T1">x(2d4) lb.</text:span></text:p>
          </table:table-cell>
        </table:table-row>
        <table:table-row table:style-name="Table3.2">
          <table:table-cell table:style-name="Table3.A3" office:value-type="string">
            <text:p text:style-name="P6"><text:span text:style-name="T1">Elan, female</text:span></text:p>
          </table:table-cell>
          <table:table-cell table:style-name="Table3.A2" office:value-type="string">
            <text:p text:style-name="P12"><text:span text:style-name="T1">4′5″</text:span></text:p>
          </table:table-cell>
          <table:table-cell table:style-name="Table3.A2" office:value-type="string">
            <text:p text:style-name="P12"><text:span text:style-name="T1">2d10</text:span></text:p>
          </table:table-cell>
          <table:table-cell table:style-name="Table3.A2" office:value-type="string">
            <text:p text:style-name="P12"><text:span text:style-name="T1">85 lb.</text:span></text:p>
          </table:table-cell>
          <table:table-cell table:style-name="Table3.A2" office:value-type="string">
            <text:p text:style-name="P12"><text:span text:style-name="T1">x(2d4) lb.</text:span></text:p>
          </table:table-cell>
        </table:table-row>
        <table:table-row table:style-name="Table3.2">
          <table:table-cell table:style-name="Table3.A3" office:value-type="string">
            <text:p text:style-name="P6"><text:span text:style-name="T1">Half-giant, male</text:span></text:p>
          </table:table-cell>
          <table:table-cell table:style-name="Table3.A2" office:value-type="string">
            <text:p text:style-name="P12"><text:span text:style-name="T1">6′4″</text:span></text:p>
          </table:table-cell>
          <table:table-cell table:style-name="Table3.A2" office:value-type="string">
            <text:p text:style-name="P12"><text:span text:style-name="T1">2d12</text:span></text:p>
          </table:table-cell>
          <table:table-cell table:style-name="Table3.A2" office:value-type="string">
            <text:p text:style-name="P12"><text:span text:style-name="T1">220 lb.</text:span></text:p>
          </table:table-cell>
          <table:table-cell table:style-name="Table3.A2" office:value-type="string">
            <text:p text:style-name="P12"><text:span text:style-name="T1">x(2d6) lb.</text:span></text:p>
          </table:table-cell>
        </table:table-row>
        <table:table-row table:style-name="Table3.2">
          <table:table-cell table:style-name="Table3.A3" office:value-type="string">
            <text:p text:style-name="P6"><text:span text:style-name="T1">Half-giant, female</text:span></text:p>
          </table:table-cell>
          <table:table-cell table:style-name="Table3.A2" office:value-type="string">
            <text:p text:style-name="P12"><text:span text:style-name="T1">6′1″</text:span></text:p>
          </table:table-cell>
          <table:table-cell table:style-name="Table3.A2" office:value-type="string">
            <text:p text:style-name="P12"><text:span text:style-name="T1">2d12</text:span></text:p>
          </table:table-cell>
          <table:table-cell table:style-name="Table3.A2" office:value-type="string">
            <text:p text:style-name="P12"><text:span text:style-name="T1">180 lb.</text:span></text:p>
          </table:table-cell>
          <table:table-cell table:style-name="Table3.A2" office:value-type="string">
            <text:p text:style-name="P12"><text:span text:style-name="T1">x(2d6) lb.</text:span></text:p>
          </table:table-cell>
        </table:table-row>
        <table:table-row table:style-name="Table3.2">
          <table:table-cell table:style-name="Table3.A3" office:value-type="string">
            <text:p text:style-name="P6"><text:span text:style-name="T1">Maenad, male</text:span></text:p>
          </table:table-cell>
          <table:table-cell table:style-name="Table3.A2" office:value-type="string">
            <text:p text:style-name="P12"><text:span text:style-name="T1">5′4″</text:span></text:p>
          </table:table-cell>
          <table:table-cell table:style-name="Table3.A2" office:value-type="string">
            <text:p text:style-name="P12"><text:span text:style-name="T1">2d10</text:span></text:p>
          </table:table-cell>
          <table:table-cell table:style-name="Table3.A2" office:value-type="string">
            <text:p text:style-name="P12"><text:span text:style-name="T1">150 lb.</text:span></text:p>
          </table:table-cell>
          <table:table-cell table:style-name="Table3.A2" office:value-type="string">
            <text:p text:style-name="P12"><text:span text:style-name="T1">x(2d4) lb.</text:span></text:p>
          </table:table-cell>
        </table:table-row>
        <table:table-row table:style-name="Table3.2">
          <table:table-cell table:style-name="Table3.A3" office:value-type="string">
            <text:p text:style-name="P6"><text:span text:style-name="T1">Maenad, female</text:span></text:p>
          </table:table-cell>
          <table:table-cell table:style-name="Table3.A2" office:value-type="string">
            <text:p text:style-name="P12"><text:span text:style-name="T1">5′3″</text:span></text:p>
          </table:table-cell>
          <table:table-cell table:style-name="Table3.A2" office:value-type="string">
            <text:p text:style-name="P12"><text:span text:style-name="T1">2d10</text:span></text:p>
          </table:table-cell>
          <table:table-cell table:style-name="Table3.A2" office:value-type="string">
            <text:p text:style-name="P12"><text:span text:style-name="T1">120 lb.</text:span></text:p>
          </table:table-cell>
          <table:table-cell table:style-name="Table3.A2" office:value-type="string">
            <text:p text:style-name="P12"><text:span text:style-name="T1">x(2d4) lb.</text:span></text:p>
          </table:table-cell>
        </table:table-row>
        <table:table-row table:style-name="Table3.2">
          <table:table-cell table:style-name="Table3.A3" office:value-type="string">
            <text:p text:style-name="P6"><text:span text:style-name="T1">Xeph, male</text:span></text:p>
          </table:table-cell>
          <table:table-cell table:style-name="Table3.A2" office:value-type="string">
            <text:p text:style-name="P12"><text:span text:style-name="T1">4′8″</text:span></text:p>
          </table:table-cell>
          <table:table-cell table:style-name="Table3.A2" office:value-type="string">
            <text:p text:style-name="P12"><text:span text:style-name="T1">2d10</text:span></text:p>
          </table:table-cell>
          <table:table-cell table:style-name="Table3.A2" office:value-type="string">
            <text:p text:style-name="P12"><text:span text:style-name="T1">100 lb.</text:span></text:p>
          </table:table-cell>
          <table:table-cell table:style-name="Table3.A2" office:value-type="string">
            <text:p text:style-name="P12"><text:span text:style-name="T1">x(2d4) lb.</text:span></text:p>
          </table:table-cell>
        </table:table-row>
        <table:table-row table:style-name="Table3.2">
          <table:table-cell table:style-name="Table3.A13" office:value-type="string">
            <text:p text:style-name="P11"><text:span text:style-name="T1">Xeph, female</text:span></text:p>
          </table:table-cell>
          <table:table-cell table:style-name="Table3.B13" office:value-type="string">
            <text:p text:style-name="P13"><text:span text:style-name="T1">4′4″</text:span></text:p>
          </table:table-cell>
          <table:table-cell table:style-name="Table3.B13" office:value-type="string">
            <text:p text:style-name="P13"><text:span text:style-name="T1">2d10</text:span></text:p>
          </table:table-cell>
          <table:table-cell table:style-name="Table3.B13" office:value-type="string">
            <text:p text:style-name="P13"><text:span text:style-name="T1">75 lb.</text:span></text:p>
          </table:table-cell>
          <table:table-cell table:style-name="Table3.B13" office:value-type="string">
            <text:p text:style-name="P13"><text:span text:style-name="T1">x(2d4) lb.</text:span></text:p>
          </table:table-cell>
        </table:table-row>
      </table:table>
      <text:p text:style-name="P7"/>
      <text:p text:style-name="P7"/>
      <text:p text:style-name="P7"/>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4pt" fo:language="en" fo:country="US" style:font-size-asian="14pt" style:language-asian="en" style:country-asian="US"/>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is material is Open Game Content, and is licensed for public use under the terms of the Open Game License v1</dc:title>
    <meta:initial-creator>asmith</meta:initial-creator>
    <meta:creation-date>2004-04-07T11:07:00</meta:creation-date>
    <dc:date>2004-04-07T11:11:00</dc:date>
    <meta:editing-cycles>3</meta:editing-cycles>
    <meta:editing-duration>PT1S</meta:editing-duration>
    <meta:document-statistic meta:table-count="3" meta:image-count="0" meta:object-count="0" meta:page-count="6" meta:paragraph-count="219" meta:word-count="2138" meta:character-count="12183" meta:non-whitespace-character-count="10269"/>
    <meta:generator>LibreOffice/5.4.6.2$Linux_X86_64 LibreOffice_project/40m0$Build-2</meta:generator>
    <meta:user-defined meta:name="Company">Wizards of the Coast</meta:user-defined>
    <meta:user-defined meta:name="Operator">asmith</meta:user-defined>
  </office:meta>
</office:document-meta>
</file>